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8ca4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2" style:family="text">
      <style:text-properties style:use-window-font-color="true" loext:opacity="0%" style:font-name="Liberation Sans" officeooo:rsid="047da547"/>
    </style:style>
    <style:style style:name="T1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style:font-size-asian="12pt" style:font-size-complex="12pt"/>
    </style:style>
    <style:style style:name="T219" style:family="text">
      <style:text-properties style:use-window-font-color="true" loext:opacity="0%" style:font-name="Liberation Sans" officeooo:rsid="0efd8e5c"/>
    </style:style>
    <style:style style:name="T22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officeooo:rsid="04473353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officeooo:rsid="0aace3cd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officeooo:rsid="0f0ca65a"/>
    </style:style>
    <style:style style:name="T249" style:family="text">
      <style:text-properties officeooo:rsid="0f95a7a0"/>
    </style:style>
    <style:style style:name="T250" style:family="text">
      <style:text-properties officeooo:rsid="0f8f58bd"/>
    </style:style>
    <style:style style:name="T251" style:family="text">
      <style:text-properties style:text-underline-style="none"/>
    </style:style>
    <style:style style:name="T252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 LTS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33">D</text:span><text:span text:style-name="T226">eze </text:span><text:span text:style-name="Strong_20_Emphasis"><text:span text:style-name="T237"><text:user-field-get text:name="Distro">Ubuntu</text:user-field-get></text:span></text:span><text:span text:style-name="T228"><text:s/></text:span><text:span text:style-name="T238"><text:user-field-get text:name="Version">24.04 LTS</text:user-field-get></text:span><text:span text:style-name="T238"><text:s/>Server</text:span><text:span text:style-name="T226"> (codenaam </text:span><text:span text:style-name="T234">noble</text:span><text:span text:style-name="T226">) van april</text:span><text:span text:style-name="T229"> </text:span><text:span text:style-name="Strong_20_Emphasis"><text:span text:style-name="T239"><text:user-field-get text:name="Releaseyear">2024</text:user-field-get></text:span></text:span><text:span text:style-name="T230"><text:s/></text:span><text:span text:style-name="T233">is een zogenaamde </text:span><text:span text:style-name="T226">LTS-</text:span><text:span text:style-name="T233">versie</text:span><text:span text:style-name="T226"> </text:span><text:span text:style-name="T233">(</text:span><text:span text:style-name="T226">staat voor Long-Term Support, </text:span><text:span text:style-name="T227">langetermijnondersteuning</text:span><text:span text:style-name="T233">)</text:span><text:span text:style-name="T227"> </text:span><text:span text:style-name="T235">en</text:span><text:span text:style-name="T230"> </text:span><text:span text:style-name="T226">wordt gedurende 5 jaar ondersteund tot april 202</text:span><text:span text:style-name="T234">9</text:span><text:span text:style-name="T226">, en met een </text:span><text:span text:style-name="T231">gratis persoonlijk </text:span><text:span text:style-name="T226">Ubuntu </text:span><text:span text:style-name="T232">P</text:span><text:span text:style-name="T226">ro-abonnement gedurende 1</text:span><text:span text:style-name="T236">0</text:span><text:span text:style-name="T226"> jaar tot april 203</text:span><text:span text:style-name="T234">4</text:span><text:span text:style-name="T226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9"/>
      <text:p text:style-name="P9">Dit is een invulbare PDF, afdrukken is niet noodzakelijk.</text:p>
      <text:p text:style-name="P10"/>
      <text:p text:style-name="P8"><text:span text:style-name="T19">Vul </text:span><text:span text:style-name="T18">achter</text:span><text:span text:style-name="T15"> de </text:span><text:span text:style-name="Definition"><text:span text:style-name="T248">ONDERSTREEPTE</text:span></text:span><text:span text:style-name="T1"> </text:span><text:span text:style-name="T16">woorden</text:span><text:span text:style-name="T15"> het</text:span><text:span text:style-name="Strong_20_Emphasis"><text:span text:style-name="T161"> </text:span></text:span><text:span text:style-name="Strong_20_Emphasis"><text:span text:style-name="T162">tekstvak</text:span></text:span><text:span text:style-name="T16"> </text:span><text:span text:style-name="T19">in,</text:span><text:span text:style-name="T16"> </text:span><text:span text:style-name="T182">zie </text:span><text:span text:style-name="T219">[</text:span><text:span text:style-name="T182">toelichting</text:span><text:span text:style-name="T219">]</text:span><text:span text:style-name="T16">:</text:span></text:p>
      <text:p text:style-name="P1"><text:span text:style-name="Definition"><text:span text:style-name="T23">GEBRUIKER</text:span></text:span><text:span text:style-name="T190"><text:tab/><text:tab/></text:span><text:span text:style-name="T218"> <text:tab/><text:tab/></text:span><text:span text:style-name="T191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91"><text:tab/> <text:s text:c="2"/></text:span><text:span text:style-name="T192">[</text:span><text:span text:style-name="T193">N</text:span><text:span text:style-name="T185">aam, bijv. </text:span><text:span text:style-name="T186">J</text:span><text:span text:style-name="T216">a</text:span><text:span text:style-name="T186">n </text:span><text:span text:style-name="T216">Jansen</text:span><text:span text:style-name="T217">]</text:span></text:p>
      <text:p text:style-name="P59"><text:span text:style-name="Definition"><text:span text:style-name="T184">g</text:span></text:span><text:span text:style-name="Definition">ebruikersnaam</text:span><text:span text:style-name="Definition"><text:span text:style-name="T251"><text:tab/></text:span></text:span><text:span text:style-name="T183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3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52">server</text:span></text:span><text:span text:style-name="Definition">NAAM</text:span><text:span text:style-name="T195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200">[</text:span><text:span text:style-name="T201">N</text:span><text:span text:style-name="T196">aam van de </text:span><text:span text:style-name="T203">server</text:span><text:span text:style-name="T197">, </text:span><text:span text:style-name="T198">bijv. </text:span><text:span text:style-name="T202">sv</text:span><text:span text:style-name="T199">02</text:span><text:span text:style-name="T200">]</text:span></text:p>
      <text:p text:style-name="P1"><text:span text:style-name="Definition"><text:span text:style-name="T205">GEBRUIKER</text:span></text:span><text:span text:style-name="Definition"><text:span text:style-name="T210"><text:tab/></text:span></text:span><text:span text:style-name="T204"><text:tab/></text:span><text:span text:style-name="T218"> <text:tab/><text:tab/></text:span><text:span text:style-name="T191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91"><text:tab/> <text:s text:c="2"/></text:span><text:span text:style-name="T192">[</text:span><text:span text:style-name="T194">N</text:span><text:span text:style-name="T185">aam </text:span><text:span text:style-name="T189">evt. 2</text:span><text:span text:style-name="T220">e</text:span><text:span text:style-name="T187"> gebruiker</text:span><text:span text:style-name="T188">]</text:span></text:p>
      <text:p text:style-name="P59"><text:span text:style-name="Definition"><text:span text:style-name="T205">GEBRUIKERSN</text:span></text:span><text:span text:style-name="Definition"><text:span text:style-name="T206">aa</text:span></text:span><text:span text:style-name="Definition"><text:span text:style-name="T205">M</text:span></text:span><text:span text:style-name="Definition"><text:span text:style-name="T210"><text:tab/></text:span></text:span><text:span text:style-name="T183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3"><text:tab/> <text:s text:c="2"/></text:span><text:span text:style-name="T208">[</text:span><text:span text:style-name="T209">K</text:span><text:span text:style-name="T207">orte naam</text:span><text:span text:style-name="T211"> </text:span><text:span text:style-name="T212">e</text:span><text:span text:style-name="T213">vt. 2</text:span><text:span text:style-name="T221">e</text:span><text:span text:style-name="T213"> </text:span><text:span text:style-name="T214">gebruiker</text:span><text:span text:style-name="T215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37"> </text:span></text:span><text:span text:style-name="Strong_20_Emphasis"><text:span text:style-name="T42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7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7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1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69">E</text:span></text:span><text:span text:style-name="User_20_Entry"><text:span text:style-name="T85">v</text:span></text:span><text:span text:style-name="User_20_Entry"><text:span text:style-name="T86">en</text:span></text:span><text:span text:style-name="User_20_Entry"><text:span text:style-name="T88">t</text:span></text:span><text:span text:style-name="User_20_Entry"><text:span text:style-name="T89">uele </text:span></text:span><text:span text:style-name="User_20_Entry"><text:span text:style-name="T90">extra </text:span></text:span><text:span text:style-name="Definition"><text:span text:style-name="T246">gebruiker</text:span></text:span><text:span text:style-name="User_20_Entry"><text:span text:style-name="T80">s</text:span></text:span><text:span text:style-name="User_20_Entry"><text:span text:style-name="T90"> aanmelden </text:span></text:span><text:span text:style-name="User_20_Entry"><text:span text:style-name="T91">en dezelfde stappen uitvoeren</text:span></text:span><text:span text:style-name="User_20_Entry"><text:span text:style-name="T87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8">Typ: </text:span>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3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6">Kie</text:span></text:span><text:span text:style-name="Strong_20_Emphasis"><text:span text:style-name="T43">s</text:span></text:span><text:span text:style-name="Strong_20_Emphasis"><text:span text:style-name="T36"> </text:span></text:span><text:span text:style-name="Strong_20_Emphasis"><text:span text:style-name="T58">1</text:span></text:span><text:span text:style-name="Strong_20_Emphasis"><text:span text:style-name="T53"> Installatie voorbereiden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8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5">B</text:span><text:span text:style-name="T96">ootmenu/</text:span><text:span text:style-name="T95">S</text:span><text:span text:style-name="T96">etup</text:span><text:span text:style-name="T94"> via </text:span><text:span text:style-name="T92">é</text:span><text:span text:style-name="T93">é</text:span><text:span text:style-name="T95">n van de </text:span><text:span text:style-name="Definition"><text:span text:style-name="T97">Veelgebruikte toetsen:</text:span></text:span><text:span text:style-name="Definition"><text:span text:style-name="T98"> </text:span></text:span><text:span text:style-name="User_20_Entry"><text:span text:style-name="T107">Esc</text:span></text:span><text:span text:style-name="User_20_Entry"><text:span text:style-name="T101">,</text:span></text:span><text:span text:style-name="Definition"><text:span text:style-name="T98"> </text:span></text:span><text:span text:style-name="User_20_Entry"><text:span text:style-name="T107">Delete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2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9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0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1</text:span></text:span><text:span text:style-name="User_20_Entry"><text:span text:style-name="T102">,</text:span></text:span><text:span text:style-name="Definition"><text:span text:style-name="T98"> </text:span></text:span><text:span text:style-name="Definition"><text:span text:style-name="T99">o</text:span></text:span><text:span text:style-name="Definition"><text:span text:style-name="T100">f</text:span></text:span><text:span text:style-name="Definition"><text:span text:style-name="T98"> </text:span></text:span><text:span text:style-name="User_20_Entry"><text:span text:style-name="T107">F12</text:span></text:span><text:span text:style-name="User_20_Entry"><text:span text:style-name="T102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 LTS</text:user-field-get></text:span><text:span text:style-name="T127"><text:s/></text:span><text:span text:style-name="Strong_20_Emphasis"><text:span text:style-name="T128">Server</text:span></text:span><text:span text:style-name="Strong_20_Emphasis"><text:span text:style-name="T62"> </text:span></text:span><text:span text:style-name="T63">Live</text:span><text:span text:style-name="T63"><text:note text:id="ftn4" text:note-class="footnote"><text:note-citation>2</text:note-citation><text:note-body><text:p text:style-name="P57"><text:span text:style-name="T222">Vanaf een </text:span><text:span text:style-name="T249">L</text:span><text:span text:style-name="T222">ive </text:span><text:span text:style-name="T250">USB</text:span><text:span text:style-name="T225">-stick</text:span><text:span text:style-name="T21"> </text:span><text:span text:style-name="T222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22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22">mogelijk.</text:span></text:p></text:note-body></text:note></text:span><text:span text:style-name="T63"> </text:span><text:span text:style-name="T66">USB</text:span><text:span text:style-name="T64">-stick</text:span><text:span text:style-name="T64"><text:note text:id="ftn5" text:note-class="footnote"><text:note-citation>3</text:note-citation><text:note-body><text:p text:style-name="P63"><text:span text:style-name="Strong_20_Emphasis"><text:span text:style-name="T79">Maak een opstartbare USB-stick</text:span></text:span><text:span text:style-name="Strong_20_Emphasis"><text:span text:style-name="T75">:<text:line-break/></text:span></text:span><text:span text:style-name="Strong_20_Emphasis"><text:span text:style-name="T70">Download </text:span></text:span><text:span text:style-name="Strong_20_Emphasis"><text:span text:style-name="T71">een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</text:span></text:span><text:span text:style-name="Strong_20_Emphasis"><text:span text:style-name="T83">Server </text:span></text:span><text:span text:style-name="Strong_20_Emphasis"><text:span text:style-name="T82"><text:user-field-get text:name="Version">24.04 LTS</text:user-field-get></text:span></text:span><text:span text:style-name="Strong_20_Emphasis"><text:span text:style-name="T84"><text:s/></text:span></text:span><text:span text:style-name="Strong_20_Emphasis"><text:span text:style-name="T76">CD</text:span></text:span><text:span text:style-name="Strong_20_Emphasis"><text:span text:style-name="T78">-beeldbestand</text:span></text:span><text:span text:style-name="Strong_20_Emphasis"><text:span text:style-name="T72"> </text:span></text:span><text:span text:style-name="Strong_20_Emphasis"><text:span text:style-name="T73">(.iso) </text:span></text:span><text:span text:style-name="Strong_20_Emphasis"><text:span text:style-name="T72">vanaf </text:span></text:span><text:a xlink:type="simple" xlink:href="https://ubuntu.com/download" text:style-name="Internet_20_link" text:visited-style-name="Visited_20_Internet_20_Link"><text:span text:style-name="Strong_20_Emphasis"><text:span text:style-name="T224">ubuntu.com/download</text:span></text:span></text:a><text:span text:style-name="Strong_20_Emphasis"><text:span text:style-name="T72">.</text:span></text:span><text:span text:style-name="Strong_20_Emphasis"><text:span text:style-name="T74"><text:line-break/>De </text:span></text:span><text:span text:style-name="Strong_20_Emphasis"><text:span text:style-name="T77">ver</text:span></text:span><text:span text:style-name="Strong_20_Emphasis"><text:span text:style-name="T74">volgstappen staan beschreven in </text:span></text:span><text:span text:style-name="Strong_20_Emphasis"><text:span text:style-name="T81">Linux informatie</text:span></text:span><text:span text:style-name="Strong_20_Emphasis"><text:span text:style-name="T74">, te vinden op </text:span></text:span><text:a xlink:type="simple" xlink:href="https://karelzimmer.nl/" text:style-name="Internet_20_link" text:visited-style-name="Visited_20_Internet_20_Link"><text:span text:style-name="Strong_20_Emphasis"><text:span text:style-name="T223">karelzimmer.nl</text:span></text:span></text:a><text:span text:style-name="Strong_20_Emphasis"><text:span text:style-name="T74">, onder </text:span></text:span><text:span text:style-name="Strong_20_Emphasis"><text:span text:style-name="T81">Linux</text:span></text:span><text:span text:style-name="Strong_20_Emphasis"><text:span text:style-name="T74">.</text:span></text:span></text:p></text:note-body></text:note></text:span><text:span text:style-name="T65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3"/></text:span></text:p>
          </table:table-cell>
          <table:table-cell table:style-name="_32_._5f_Installatie_5f_uitvoeren.C2" office:value-type="string">
            <text:p text:style-name="P17"><text:span text:style-name="Strong_20_Emphasis"><text:span text:style-name="T43">Selecteer</text:span></text:span><text:span text:style-name="Strong_20_Emphasis"><text:span text:style-name="T29"> </text:span></text:span><text:span text:style-name="Strong_20_Emphasis"><text:span text:style-name="T54">Try or Install Ubuntu </text:span></text:span><text:span text:style-name="Strong_20_Emphasis"><text:span text:style-name="T55">Server</text:span></text:span><text:span text:style-name="Strong_20_Emphasis"><text:span text:style-name="T27"> </text:span></text:span><text:span text:style-name="Strong_20_Emphasis"><text:span text:style-name="T30">en druk op </text:span></text:span><text:span text:style-name="Strong_20_Emphasis"><text:span text:style-name="T45">de </text:span></text:span><text:span text:style-name="Strong_20_Emphasis"><text:span text:style-name="T109">Enter</text:span></text:span><text:span text:style-name="Strong_20_Emphasis"><text:span text:style-name="T34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7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52">Kies</text:span><text:span text:style-name="T153"> </text:span><text:span text:style-name="T155">Nederlands</text:span><text:span text:style-name="Strong_20_Emphasis"><text:span text:style-name="T34"> </text:span></text:span><text:span text:style-name="Strong_20_Emphasis"><text:span text:style-name="T46">en druk op </text:span></text:span><text:span text:style-name="Strong_20_Emphasis"><text:span text:style-name="T45">de </text:span></text:span><text:span text:style-name="Strong_20_Emphasis"><text:span text:style-name="T109">Enter</text:span></text:span><text:span text:style-name="Strong_20_Emphasis"><text:span text:style-name="T34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3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2"><text:span text:style-name="T175">Bij</text:span><text:span text:style-name="T167"> </text:span><text:span text:style-name="Strong_20_Emphasis"><text:span text:style-name="T178">Profile </text:span></text:span><text:span text:style-name="Strong_20_Emphasis"><text:span text:style-name="T179">configuration</text:span></text:span><text:span text:style-name="Strong_20_Emphasis"><text:span text:style-name="T180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1"><text:span text:style-name="T172">V</text:span><text:span text:style-name="T168">ul </text:span><text:span text:style-name="T169">in </text:span><text:span text:style-name="Strong_20_Emphasis"><text:span text:style-name="T173">Your</text:span></text:span><text:span text:style-name="Strong_20_Emphasis"><text:span text:style-name="T170"> n</text:span></text:span><text:span text:style-name="Strong_20_Emphasis"><text:span text:style-name="T171">a</text:span></text:span><text:span text:style-name="Strong_20_Emphasis"><text:span text:style-name="T173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3">Your server</text:span></text:span><text:span text:style-name="Strong_20_Emphasis"><text:span text:style-name="T176">'</text:span></text:span><text:span text:style-name="Strong_20_Emphasis"><text:span text:style-name="T17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4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6">wachtwoord</text:span></text:span><text:span text:style-name="Strong_20_Emphasis"><text:span text:style-name="T163"> </text:span></text:span><text:span text:style-name="Strong_20_Emphasis"><text:span text:style-name="T164">en druk op </text:span></text:span><text:span text:style-name="Strong_20_Emphasis"><text:span text:style-name="T165">de </text:span></text:span><text:span text:style-name="Strong_20_Emphasis"><text:span text:style-name="T181">Enter</text:span></text:span><text:span text:style-name="Strong_20_Emphasis"><text:span text:style-name="T163">-toets.</text:span></text:span></text:p>
          </table:table-cell>
        </table:table-row>
      </table:table>
      <text:p text:style-name="P33"><text:span text:style-name="Strong_20_Emphasis"><text:span text:style-name="T49"/></text:span></text:p>
      <text:list text:continue-numbering="true" text:style-name="L1">
        <text:list-item>
          <text:p text:style-name="P66"><text:span text:style-name="Strong_20_Emphasis"><text:span text:style-name="T56">Installatie </text:span></text:span><text:span text:style-name="Strong_20_Emphasis"><text:span text:style-name="T57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8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Aanmelden als </text:span></text:span><text:span text:style-name="Definition"><text:span text:style-name="T10">gebruik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7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8">Typ: </text:span>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7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6">Kie</text:span></text:span><text:span text:style-name="Strong_20_Emphasis"><text:span text:style-name="T44">s</text:span></text:span><text:span text:style-name="Strong_20_Emphasis"><text:span text:style-name="T38"> </text:span></text:span><text:span text:style-name="Strong_20_Emphasis"><text:span text:style-name="T59">3</text:span></text:span><text:span text:style-name="Strong_20_Emphasis"><text:span text:style-name="T52"> Installatie afronden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34"><text:span text:style-name="Strong_20_Emphasis"><text:span text:style-name="T28"><text:tab/></text:span></text:span></text:p>
      <text:p text:style-name="P35"><text:span text:style-name="Strong_20_Emphasis"><text:span text:style-name="T39"/></text:span></text:p>
      <text:p text:style-name="P36"><text:span text:style-name="Strong_20_Emphasis"><text:span text:style-name="T36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8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8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28">Aanmelden als </text:span></text:span><text:span text:style-name="Definition"><text:span text:style-name="T10">gebruiker</text:span></text:span><text:span text:style-name="Strong_20_Emphasis"><text:span text:style-name="T40"><text:note text:id="ftn6" text:note-class="footnote"><text:note-citation>1</text:note-citation><text:note-body><text:p text:style-name="P44"><text:span text:style-name="User_20_Entry"><text:span text:style-name="T103">E</text:span></text:span><text:span text:style-name="User_20_Entry"><text:span text:style-name="T105">ventuele extra </text:span></text:span><text:span text:style-name="Definition"><text:span text:style-name="T247">gebruiker</text:span></text:span><text:span text:style-name="User_20_Entry"><text:span text:style-name="T104">s</text:span></text:span><text:span text:style-name="User_20_Entry"><text:span text:style-name="T105"> aanmelden en dezelfde stappen uitvoeren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7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7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6">Kie</text:span></text:span><text:span text:style-name="Strong_20_Emphasis"><text:span text:style-name="T44">s</text:span></text:span><text:span text:style-name="Strong_20_Emphasis"><text:span text:style-name="T38"> </text:span></text:span><text:span text:style-name="Strong_20_Emphasis"><text:span text:style-name="T60">4</text:span></text:span><text:span text:style-name="Strong_20_Emphasis"><text:span text:style-name="T51"> Gebruiker inricht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13"><text:span text:style-name="Strong_20_Emphasis"><text:span text:style-name="T41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 LTS</text:user-field-get></text:span><text:span text:style-name="T115"><text:s/></text:span><text:span text:style-name="Strong_20_Emphasis"><text:span text:style-name="T125">Server</text:span></text:span><text:span text:style-name="Strong_20_Emphasis"><text:span text:style-name="T61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4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3">.</text:span></text:span></text:p>
          <text:p text:style-name="P71"><text:span text:style-name="Emphasis"><text:span text:style-name="T245">Licentie </text:span></text:span><text:span text:style-name="Emphasis"><text:span text:style-name="T243">C</text:span></text:span><text:span text:style-name="Emphasis"><text:span text:style-name="T244">C0</text:span></text:span><text:span text:style-name="Emphasis"><text:span text:style-name="T243"> 1.0 </text:span></text:span><text:span text:style-name="Emphasis"><text:span text:style-name="T24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0-15T18:09:01.004680353">15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9:00.849321040</dc:date>
    <meta:keyword>Installatie</meta:keyword>
    <meta:keyword>Checklist</meta:keyword>
    <meta:keyword>Linux</meta:keyword>
    <meta:editing-cycles>6882</meta:editing-cycles>
    <meta:editing-duration>P12DT7H11M21S</meta:editing-duration>
    <dc:creator>Karel Zimmer</dc:creator>
    <meta:document-statistic meta:table-count="4" meta:image-count="2" meta:object-count="0" meta:page-count="4" meta:paragraph-count="64" meta:word-count="383" meta:character-count="2649" meta:non-whitespace-character-count="2282"/>
    <meta:user-defined meta:name="Info 1"/>
    <meta:user-defined meta:name="Info 2"/>
    <meta:user-defined meta:name="Info 3"/>
    <meta:user-defined meta:name="Info 4"/>
  </office:meta>
</office:document-meta>
</file>